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1" style:family="table-cell">
      <style:table-cell-properties fo:padding="0.0382in" fo:border="0.0007in solid #000000"/>
    </style:style>
    <style:style style:name="Table1.A12" style:family="table-cell">
      <style:table-cell-properties fo:padding="0.0382in" fo:border-left="none" fo:border-right="none" fo:border-top="none" fo:border-bottom="0.0007in solid #000000"/>
    </style:style>
    <style:style style:name="Table1.G12" style:family="table-cell">
      <style:table-cell-properties fo:padding="0.0382in" fo:border-left="none" fo:border-right="none" fo:border-top="none" fo:border-bottom="0.0007in solid #0047ff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padding="0.0382in" fo:border-left="0.0007in solid #000000" fo:border-right="0.0007in solid #0047ff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47ff" fo:border-right="0.0007in solid #0047ff" fo:border-top="none" fo:border-bottom="none"/>
    </style:style>
    <style:style style:name="Table2.A3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0.0007in solid #000000" fo:border-bottom="none"/>
    </style:style>
    <style:style style:name="Table2.B4" style:family="table-cell">
      <style:table-cell-properties fo:padding="0.0382in" fo:border-left="none" fo:border-right="none" fo:border-top="0.0007in solid #0047ff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0047ff" fo:border-right="0.0007in solid #0047ff" fo:border-top="0.0007in solid #0047ff" fo:border-bottom="none"/>
    </style:style>
    <style:style style:name="Table3.F2" style:family="table-cell">
      <style:table-cell-properties fo:padding="0.0382in" fo:border-left="0.0007in solid #0047ff" fo:border-right="0.0007in solid #0047ff" fo:border-top="none" fo:border-bottom="none"/>
    </style:style>
    <style:style style:name="Table3.F3" style:family="table-cell">
      <style:table-cell-properties fo:padding="0.0382in" fo:border-left="0.0007in solid #0047ff" fo:border-right="0.0007in solid #0047ff" fo:border-top="none" fo:border-bottom="0.0007in solid #0047ff"/>
    </style:style>
    <style:style style:name="Table3.B4" style:family="table-cell">
      <style:table-cell-properties fo:padding="0.0382in" fo:border="0.0007in solid #000000"/>
    </style:style>
    <style:style style:name="Table3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D14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text-properties fo:color="#0066cc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color="#0047ff"/>
    </style:style>
    <style:style style:name="P9" style:family="paragraph" style:parent-style-name="Table_20_Contents">
      <style:text-properties fo:color="#0047ff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47ff"/>
    </style:style>
    <style:style style:name="P11" style:family="paragraph" style:parent-style-name="Table_20_Contents">
      <style:text-properties fo:color="#000000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font-name="Trebuchet MS2" fo:font-size="10.5pt" style:font-size-asian="10.5pt" style:font-size-complex="10.5pt"/>
    </style:style>
    <style:style style:name="P1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1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T1" style:family="text">
      <style:text-properties fo:color="#c5000b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11"><text:span text:style-name="Ruby_20_Literal">span('Strong Emphasis',options.title)</text:span></text:p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pett.l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ragionesociale']</text:span>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indirizzo']</text:span>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cap']</text:span> <text:span text:style-name="Ruby_20_Value">options.supplier['comune']</text:span> <text:span text:style-name="Ruby_20_Value">options.supplier['prov']</text:span>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.a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people</text:span>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data ordine</text:p>
          </table:table-cell>
          <table:table-cell table:style-name="Table1.A1" office:value-type="string">
            <text:p text:style-name="P5">n. ordine</text:p>
          </table:table-cell>
          <table:table-cell table:style-name="Table1.A1" office:value-type="string">
            <text:p text:style-name="P5">job nr.</text:p>
          </table:table-cell>
          <table:table-cell table:style-name="Table1.A1" table:number-columns-spanned="4" office:value-type="string">
            <text:p text:style-name="P5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order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6" office:value-type="string">
            <text:p text:style-name="P5">descrizione ordi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2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6"><text:span text:style-name="Ruby_20_Value">item.totale</text:span></text:p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P12">Vi preghiamo riportare il numero d'ordine sulla Vs fattura</text:p>
          </table:table-cell>
          <table:table-cell table:style-name="Table2.B4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totale imponibile</text:p>
          </table:table-cell>
          <table:table-cell table:style-name="Table3.F2" office:value-type="string">
            <text:p text:style-name="P6"><text:span text:style-name="Ruby_20_Literal">span('Strong Emphasis',options.total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3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8">mod. pagamento</text:p>
          </table:table-cell>
          <table:table-cell table:style-name="Table3.B4" table:number-columns-spanned="4" office:value-type="string">
            <text:p text:style-name="Table_20_Contents"><text:span text:style-name="Ruby_20_Value">options.paymen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8">consegna</text:p>
          </table:table-cell>
          <table:table-cell table:style-name="Table3.B5" table:number-columns-spanned="4" office:value-type="string">
            <text:p text:style-name="Table_20_Contents"><text:span text:style-name="Ruby_20_Value">options.delivery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8">IVA </text:p>
          </table:table-cell>
          <table:table-cell table:style-name="Table3.B5" table:number-columns-spanned="4" office:value-type="string">
            <text:p text:style-name="Table_20_Contents"><text:span text:style-name="Ruby_20_Value">options.va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2" office:value-type="string">
            <text:p text:style-name="P8">ALLEGATI DI PROGETTO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6" office:value-type="string">
            <text:p text:style-name="Table_20_Contents"><text:span text:style-name="Ruby_20_Code">(i+1..10).each do |x|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table:number-columns-spanned="3" office:value-type="string">
            <text:p text:style-name="P10">FIRMA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D14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table:number-columns-spanned="3" office:value-type="string">
            <text:p text:style-name="P7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6" text:anchor-type="paragraph" svg:x="0.0118in" svg:y="0.052in" svg:width="1.6665in" svg:height="0.4071in" draw:z-index="7"><draw:image xlink:href="Pictures/10000000000001F40000007A9EDEDFB6.jpg" xlink:type="simple" xlink:show="embed" xlink:actuate="onLoad"/></draw:frame><draw:frame draw:style-name="Mfr1" draw:name="graphics2" text:anchor-type="paragraph" svg:x="-0.2591in" svg:y="-0.198in" svg:width="0.1665in" svg:height="3.9862in" draw:z-index="9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['partitaiva']</text:span></text:p>
        <text:p text:style-name="MP4"><text:span text:style-name="Ruby_20_Value">options.company['telefono']</text:span></text:p>
        <text:p text:style-name="MP4"><text:span text:style-name="Ruby_20_Value">options.company['fax']</text:span></text:p>
        <text:p text:style-name="MP4"><draw:frame draw:style-name="Mfr1" draw:name="graphics3" text:anchor-type="paragraph" svg:x="-0.2591in" svg:y="-0.198in" svg:width="0.1665in" svg:height="3.9862in" draw:z-index="1"><draw:image xlink:href="Pictures/100000000000000C0000011F81378DB1.jpg" xlink:type="simple" xlink:show="embed" xlink:actuate="onLoad"/></draw:frame><draw:frame draw:style-name="Mfr1" draw:name="graphics5" text:anchor-type="paragraph" svg:x="0.002in" svg:y="0.0307in" svg:width="2.911in" svg:height="0.7717in" draw:z-index="5"><draw:image/></draw:frame><draw:frame draw:style-name="Mfr2" draw:name="graphics4" text:anchor-type="paragraph" svg:x="6.5043in" svg:y="6.8236in" svg:width="0.4445in" svg:height="3.611in" draw:z-index="3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/>
        <text:p text:style-name="M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9:04:46</dc:date>
    <meta:editing-cycles>256</meta:editing-cycles>
    <meta:editing-duration>PT10H27M10S</meta:editing-duration>
    <meta:document-statistic meta:table-count="3" meta:image-count="6" meta:object-count="0" meta:page-count="2" meta:paragraph-count="43" meta:word-count="74" meta:character-count="912"/>
    <meta:user-defined meta:name="Info 1"/>
    <meta:user-defined meta:name="Info 2"/>
    <meta:user-defined meta:name="Info 3"/>
    <meta:user-defined meta:name="Info 4"/>
  </office:meta>
</office:document-meta>
</file>